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text-underline-style="none" officeooo:rsid="000ce0eb" officeooo:paragraph-rsid="000ce0eb"/>
    </style:style>
    <style:style style:name="P4" style:family="paragraph" style:parent-style-name="Standard">
      <style:text-properties style:text-underline-style="none" officeooo:rsid="000ce0eb"/>
    </style:style>
    <style:style style:name="P5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ext_20_body" style:list-style-name="L1">
      <style:paragraph-properties fo:text-align="start" style:justify-single-word="false"/>
      <style:text-properties style:text-underline-style="none" officeooo:rsid="000ad333" officeooo:paragraph-rsid="000ad333"/>
    </style:style>
    <style:style style:name="P7" style:family="paragraph" style:parent-style-name="Text_20_body" style:list-style-name="L1">
      <style:paragraph-properties fo:text-align="start" style:justify-single-word="false"/>
      <style:text-properties style:text-underline-style="none" officeooo:rsid="000ce0eb" officeooo:paragraph-rsid="000ce0eb"/>
    </style:style>
    <style:style style:name="P8" style:family="paragraph" style:parent-style-name="Text_20_body" style:list-style-name="L1">
      <style:paragraph-properties fo:text-align="start" style:justify-single-word="false"/>
      <style:text-properties style:text-underline-style="none" officeooo:rsid="000e23eb" officeooo:paragraph-rsid="000e23eb"/>
    </style:style>
    <style:style style:name="T1" style:family="text">
      <style:text-properties style:text-underline-style="none" officeooo:rsid="000ce0eb"/>
    </style:style>
    <style:style style:name="T2" style:family="text">
      <style:text-properties officeooo:rsid="000e23eb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style="italic" officeooo:rsid="000e23eb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Liste des API</text:h>
      <text:p text:style-name="P2"/>
      <text:list xml:id="list4373002129607410018" text:style-name="L1">
        <text:list-item>
          <text:p text:style-name="P6">JDBC</text:p>
          <text:p text:style-name="P6"/>
        </text:list-item>
        <text:list-item>
          <text:p text:style-name="P6">JDOM</text:p>
          <text:p text:style-name="P7">Cette API est utilisée pour la création et la lecture de fichiers .<text:span text:style-name="T2">xml</text:span>, dans le cadre de l'application, elle sert à récupérer les informations contenues dans les cookies de connexion et les widgets complexes à modéliser en base de données, par exemple les listes de tâches.</text:p>
          <text:p text:style-name="P6"><text:a xlink:type="simple" xlink:href="http://www.jdom.org/" text:style-name="Internet_20_link" text:visited-style-name="Visited_20_Internet_20_Link">http://www.jdom.org/</text:a></text:p>
        </text:list-item>
        <text:list-item>
          <text:p text:style-name="P6">JavaMail</text:p>
          <text:p text:style-name="P7">Comme son nom l'indique, cette API est utilisée lorsqu'il est nécessaire d'envoyer un email à l'utilisateur.</text:p>
        </text:list-item>
      </text:list>
      <text:p text:style-name="P4"/>
      <text:p text:style-name="P3"><text:tab/><text:span text:style-name="T4">Exemple d'une utilisation de JavaMail</text:span></text:p>
      <text:list xml:id="list135733172158820" text:continue-numbering="true" text:style-name="L1">
        <text:list-header>
          <text:p text:style-name="P6"><text:a xlink:type="simple" xlink:href="https://java.net/projects/javamail/pages/Home" text:style-name="Internet_20_link" text:visited-style-name="Visited_20_Internet_20_Link">https://java.net/projects/javamail/pages/Home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5T13:57:47.359000000</meta:creation-date>
    <dc:date>2015-05-03T13:57:33.095000000</dc:date>
    <meta:editing-duration>PT1H11M29S</meta:editing-duration>
    <meta:editing-cycles>4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0" meta:word-count="83" meta:character-count="521" meta:non-whitespace-character-count="454"/>
  </office:meta>
</office:document-meta>
</file>